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DBB6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77BC65" style:repeat-content="false"/>
      <style:paragraph-properties fo:text-align="center"/>
    </style:style>
    <style:style style:name="co1" style:family="table-column">
      <style:table-column-properties fo:break-before="auto" style:column-width="11.4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3">
            <text:p>Timelister alph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tvikling av API-wrapper (11.sep – 14.sep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marbeid planlegging, sette opp git repo, arb.fordeling osv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kusjon/samarbeid/etc (gruppemøter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av recyclerview og adapter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avbar design/funksjonalitet m/fragments+toolba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action button meny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marbeid for å få recyclerviewadapter og fragments inn I navbar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tvikling av AddActivity – integrering av API-wrapper (hente ut info)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å AddActivity til å snakke med recyclerview o.l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lish av recyclerview (riktig implementasjon) mtp AddActivit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ammenlagt timeantall per pers.</text:p>
          </table:table-cell>
          <table:table-cell office:value-type="float" office:value="17.5" table:formula="of:=SUM([.B6:.B19])" table:style-name="ce1">
            <text:p>17.5</text:p>
          </table:table-cell>
          <table:table-cell office:value-type="float" office:value="15.5" table:formula="of:=SUM([.C6:.C12])" table:style-name="ce1">
            <text:p>15.5</text:p>
          </table:table-cell>
          <table:table-cell office:value-type="float" office:value="21" table:formula="of:=SUM([.D6:.D19])" table:style-name="ce1">
            <text:p>21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4">
            <text:p>Timelister bet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ytte ut lister med én uniform liste m.m (se git commits)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gge til funksjonalitet som laster inn info fra lister I AddActivity (m.m)</text:p>
          </table:table-cell>
          <table:table-cell table:style-name="ce1"/>
          <table:table-cell office:value-type="float" office:value="0" table:formula="of:=SUM([.C21])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pter, fragment og layout som gjør det mulig å velge item etter søk</text:p>
          </table:table-cell>
          <table:table-cell table:style-name="ce1"/>
          <table:table-cell office:value-type="float" office:value="0" table:formula="of:=SUM([.C22])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I AddActivity og NG-api for å implementere søkefunskjon</text:p>
          </table:table-cell>
          <table:table-cell table:style-name="ce1"/>
          <table:table-cell office:value-type="float" office:value="0" table:formula="of:=SUM([.C23])" table:style-name="ce1">
            <text:p>0</text:p>
          </table:table-cell>
          <table:table-cell office:value-type="float" office:value="2.5" table:style-name="ce1">
            <text:p>2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og testing av Firebase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SUM([.C24])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ering av FirebaseAuth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SUM([.C25])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I, farge og annet divers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ering av barcodescanne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å barcode til å fungere med AddActivity m.m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kse sorteringsfunksjon</text:p>
          </table:table-cell>
          <table:table-cell table:style-name="ce1"/>
          <table:table-cell office:value-type="float" office:value="0" table:formula="of:=SUM([.C28])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sting av firebase real time database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C29])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oppinglist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mmenlagt timeantall per pers.</text:p>
          </table:table-cell>
          <table:table-cell office:value-type="float" office:value="13" table:formula="of:=SUM([.B31:.B43])" table:style-name="ce1">
            <text:p>13</text:p>
          </table:table-cell>
          <table:table-cell office:value-type="float" office:value="10" table:formula="of:=SUM([.C31:.C43])" table:style-name="ce1">
            <text:p>10</text:p>
          </table:table-cell>
          <table:table-cell office:value-type="float" office:value="11" table:formula="of:=SUM([.D31:.D43])" table:style-name="ce1">
            <text:p>11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Ola</dc:creator>
    <meta:creation-date>2018-10-19T15:59:58Z</meta:creation-date>
    <dc:date>2018-11-09T20:14:03Z</dc:date>
    <meta:editing-cycles>6</meta:editing-cycles>
    <meta:editing-duration>PT437S</meta:editing-duration>
  </office:meta>
</office:document-meta>
</file>